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9417" officeooo:paragraph-rsid="000c9417"/>
    </style:style>
    <style:style style:name="P2" style:family="paragraph" style:parent-style-name="Standard">
      <style:text-properties fo:font-weight="bold" officeooo:rsid="0012026c" officeooo:paragraph-rsid="0012026c" style:font-weight-asian="bold" style:font-weight-complex="bold"/>
    </style:style>
    <style:style style:name="P3" style:family="paragraph" style:parent-style-name="Standard">
      <style:text-properties fo:font-weight="bold" officeooo:rsid="00127903" officeooo:paragraph-rsid="00127903" style:font-weight-asian="bold" style:font-weight-complex="bold"/>
    </style:style>
    <style:style style:name="P4" style:family="paragraph" style:parent-style-name="Standard">
      <style:text-properties fo:font-weight="bold" officeooo:rsid="0015debc" officeooo:paragraph-rsid="0015debc" style:font-weight-asian="bold" style:font-weight-complex="bold"/>
    </style:style>
    <style:style style:name="P5" style:family="paragraph" style:parent-style-name="Standard">
      <style:text-properties fo:font-weight="bold" officeooo:rsid="00187892" officeooo:paragraph-rsid="00187892" style:font-weight-asian="bold" style:font-weight-complex="bold"/>
    </style:style>
    <style:style style:name="P6" style:family="paragraph" style:parent-style-name="Standard">
      <style:text-properties fo:font-weight="bold" officeooo:rsid="0018ee30" officeooo:paragraph-rsid="0018ee30" style:font-weight-asian="bold" style:font-weight-complex="bold"/>
    </style:style>
    <style:style style:name="P7" style:family="paragraph" style:parent-style-name="Standard">
      <style:text-properties fo:font-weight="bold" officeooo:rsid="00196a4f" officeooo:paragraph-rsid="00196a4f" style:font-weight-asian="bold" style:font-weight-complex="bold"/>
    </style:style>
    <style:style style:name="P8" style:family="paragraph" style:parent-style-name="Standard">
      <style:text-properties fo:font-weight="bold" officeooo:rsid="001a9674" officeooo:paragraph-rsid="001a9674" style:font-weight-asian="bold" style:font-weight-complex="bold"/>
    </style:style>
    <style:style style:name="P9" style:family="paragraph" style:parent-style-name="Standard">
      <style:text-properties fo:font-weight="bold" officeooo:rsid="001cb5ec" officeooo:paragraph-rsid="001cb5ec" style:font-weight-asian="bold" style:font-weight-complex="bold"/>
    </style:style>
    <style:style style:name="P10" style:family="paragraph" style:parent-style-name="Standard">
      <style:text-properties fo:font-weight="bold" officeooo:rsid="0020d6f3" officeooo:paragraph-rsid="0020d6f3" style:font-weight-asian="bold" style:font-weight-complex="bold"/>
    </style:style>
    <style:style style:name="P11" style:family="paragraph" style:parent-style-name="Standard">
      <style:text-properties fo:font-weight="bold" officeooo:rsid="0027dae2" officeooo:paragraph-rsid="0027dae2" style:font-weight-asian="bold" style:font-weight-complex="bold"/>
    </style:style>
    <style:style style:name="P12" style:family="paragraph" style:parent-style-name="Standard">
      <style:text-properties fo:font-weight="bold" officeooo:rsid="0027dae2" officeooo:paragraph-rsid="0029902f" style:font-weight-asian="bold" style:font-weight-complex="bold"/>
    </style:style>
    <style:style style:name="P13" style:family="paragraph" style:parent-style-name="Standard">
      <style:text-properties fo:font-weight="bold" officeooo:rsid="002b7b0f" officeooo:paragraph-rsid="002b7b0f" style:font-weight-asian="bold" style:font-weight-complex="bold"/>
    </style:style>
    <style:style style:name="P14" style:family="paragraph" style:parent-style-name="Standard">
      <style:text-properties fo:font-weight="bold" officeooo:rsid="002d290b" officeooo:paragraph-rsid="002d290b" style:font-weight-asian="bold" style:font-weight-complex="bold"/>
    </style:style>
    <style:style style:name="P15" style:family="paragraph" style:parent-style-name="Standard">
      <style:text-properties fo:font-size="13pt" style:text-underline-style="none" fo:font-weight="bold" officeooo:rsid="000c9417" officeooo:paragraph-rsid="000c9417" style:font-size-asian="13pt" style:font-weight-asian="bold" style:font-size-complex="13pt" style:font-weight-complex="bold"/>
    </style:style>
    <style:style style:name="P16" style:family="paragraph" style:parent-style-name="Standard">
      <style:text-properties officeooo:rsid="0012026c" officeooo:paragraph-rsid="0012026c"/>
    </style:style>
    <style:style style:name="P17" style:family="paragraph" style:parent-style-name="Standard">
      <style:text-properties fo:font-weight="normal" officeooo:rsid="00187892" officeooo:paragraph-rsid="00187892" style:font-weight-asian="normal" style:font-weight-complex="normal"/>
    </style:style>
    <style:style style:name="P18" style:family="paragraph" style:parent-style-name="Standard">
      <style:text-properties fo:font-weight="normal" officeooo:rsid="00196a4f" officeooo:paragraph-rsid="00196a4f" style:font-weight-asian="normal" style:font-weight-complex="normal"/>
    </style:style>
    <style:style style:name="P19" style:family="paragraph" style:parent-style-name="Standard">
      <style:text-properties fo:font-weight="normal" officeooo:rsid="001a9674" officeooo:paragraph-rsid="001a9674" style:font-weight-asian="normal" style:font-weight-complex="normal"/>
    </style:style>
    <style:style style:name="P20" style:family="paragraph" style:parent-style-name="Standard">
      <style:text-properties fo:font-weight="normal" officeooo:rsid="001eb537" officeooo:paragraph-rsid="001cb5ec" style:font-weight-asian="normal" style:font-weight-complex="normal"/>
    </style:style>
    <style:style style:name="P21" style:family="paragraph" style:parent-style-name="Standard">
      <style:text-properties fo:font-weight="normal" officeooo:rsid="0020a1b4" officeooo:paragraph-rsid="001cb5ec" style:font-weight-asian="normal" style:font-weight-complex="normal"/>
    </style:style>
    <style:style style:name="P22" style:family="paragraph" style:parent-style-name="Standard">
      <style:text-properties fo:font-weight="normal" officeooo:rsid="00244401" officeooo:paragraph-rsid="001cb5ec" style:font-weight-asian="normal" style:font-weight-complex="normal"/>
    </style:style>
    <style:style style:name="P23" style:family="paragraph" style:parent-style-name="Standard">
      <style:text-properties fo:font-weight="normal" officeooo:rsid="00228a1b" officeooo:paragraph-rsid="0020d6f3" style:font-weight-asian="normal" style:font-weight-complex="normal"/>
    </style:style>
    <style:style style:name="P24" style:family="paragraph" style:parent-style-name="Standard">
      <style:text-properties fo:font-weight="normal" officeooo:rsid="0028147d" officeooo:paragraph-rsid="0027dae2" style:font-weight-asian="normal" style:font-weight-complex="normal"/>
    </style:style>
    <style:style style:name="P25" style:family="paragraph" style:parent-style-name="Standard">
      <style:text-properties fo:font-weight="normal" officeooo:rsid="002d290b" officeooo:paragraph-rsid="002d290b" style:font-weight-asian="normal" style:font-weight-complex="normal"/>
    </style:style>
    <style:style style:name="P26" style:family="paragraph" style:parent-style-name="Standard">
      <style:text-properties style:text-underline-style="none" fo:font-weight="normal" officeooo:rsid="002d290b" officeooo:paragraph-rsid="002d290b" style:font-weight-asian="normal" style:font-weight-complex="normal"/>
    </style:style>
    <style:style style:name="T1" style:family="text">
      <style:text-properties officeooo:rsid="000f85c4"/>
    </style:style>
    <style:style style:name="T2" style:family="text">
      <style:text-properties officeooo:rsid="0010f367"/>
    </style:style>
    <style:style style:name="T3" style:family="text">
      <style:text-properties officeooo:rsid="00110d54"/>
    </style:style>
    <style:style style:name="T4" style:family="text">
      <style:text-properties officeooo:rsid="0012231a"/>
    </style:style>
    <style:style style:name="T5" style:family="text">
      <style:text-properties fo:font-weight="normal" style:font-weight-asian="normal" style:font-weight-complex="normal"/>
    </style:style>
    <style:style style:name="T6" style:family="text">
      <style:text-properties fo:font-weight="normal" officeooo:rsid="00142099" style:font-weight-asian="normal" style:font-weight-complex="normal"/>
    </style:style>
    <style:style style:name="T7" style:family="text">
      <style:text-properties fo:font-weight="normal" officeooo:rsid="0015474e" style:font-weight-asian="normal" style:font-weight-complex="normal"/>
    </style:style>
    <style:style style:name="T8" style:family="text">
      <style:text-properties fo:font-weight="normal" officeooo:rsid="00177a3c" style:font-weight-asian="normal" style:font-weight-complex="normal"/>
    </style:style>
    <style:style style:name="T9" style:family="text">
      <style:text-properties fo:font-weight="normal" officeooo:rsid="00196a4f" style:font-weight-asian="normal" style:font-weight-complex="normal"/>
    </style:style>
    <style:style style:name="T10" style:family="text">
      <style:text-properties fo:font-weight="normal" officeooo:rsid="001a9674" style:font-weight-asian="normal" style:font-weight-complex="normal"/>
    </style:style>
    <style:style style:name="T11" style:family="text">
      <style:text-properties fo:font-weight="normal" officeooo:rsid="001ade34" style:font-weight-asian="normal" style:font-weight-complex="normal"/>
    </style:style>
    <style:style style:name="T12" style:family="text">
      <style:text-properties fo:font-weight="normal" officeooo:rsid="001eb537" style:font-weight-asian="normal" style:font-weight-complex="normal"/>
    </style:style>
    <style:style style:name="T13" style:family="text">
      <style:text-properties fo:font-weight="normal" officeooo:rsid="001ee3df" style:font-weight-asian="normal" style:font-weight-complex="normal"/>
    </style:style>
    <style:style style:name="T14" style:family="text">
      <style:text-properties fo:font-weight="normal" officeooo:rsid="0020a1b4" style:font-weight-asian="normal" style:font-weight-complex="normal"/>
    </style:style>
    <style:style style:name="T15" style:family="text">
      <style:text-properties fo:font-weight="normal" officeooo:rsid="0020c45f" style:font-weight-asian="normal" style:font-weight-complex="normal"/>
    </style:style>
    <style:style style:name="T16" style:family="text">
      <style:text-properties fo:font-weight="normal" officeooo:rsid="0021490b" style:font-weight-asian="normal" style:font-weight-complex="normal"/>
    </style:style>
    <style:style style:name="T17" style:family="text">
      <style:text-properties fo:font-weight="normal" officeooo:rsid="00221d2b" style:font-weight-asian="normal" style:font-weight-complex="normal"/>
    </style:style>
    <style:style style:name="T18" style:family="text">
      <style:text-properties fo:font-weight="normal" officeooo:rsid="00228a1b" style:font-weight-asian="normal" style:font-weight-complex="normal"/>
    </style:style>
    <style:style style:name="T19" style:family="text">
      <style:text-properties fo:font-weight="normal" officeooo:rsid="00244401" style:font-weight-asian="normal" style:font-weight-complex="normal"/>
    </style:style>
    <style:style style:name="T20" style:family="text">
      <style:text-properties fo:font-weight="normal" officeooo:rsid="002585a2" style:font-weight-asian="normal" style:font-weight-complex="normal"/>
    </style:style>
    <style:style style:name="T21" style:family="text">
      <style:text-properties fo:font-weight="normal" officeooo:rsid="0028147d" style:font-weight-asian="normal" style:font-weight-complex="normal"/>
    </style:style>
    <style:style style:name="T22" style:family="text">
      <style:text-properties fo:font-weight="normal" officeooo:rsid="0029902f" style:font-weight-asian="normal" style:font-weight-complex="normal"/>
    </style:style>
    <style:style style:name="T23" style:family="text">
      <style:text-properties fo:font-weight="normal" officeooo:rsid="002b0b92" style:font-weight-asian="normal" style:font-weight-complex="normal"/>
    </style:style>
    <style:style style:name="T24" style:family="text">
      <style:text-properties fo:font-weight="normal" officeooo:rsid="002c6c5b" style:font-weight-asian="normal" style:font-weight-complex="normal"/>
    </style:style>
    <style:style style:name="T25" style:family="text">
      <style:text-properties officeooo:rsid="001ade34"/>
    </style:style>
    <style:style style:name="T26" style:family="text">
      <style:text-properties officeooo:rsid="0020c45f"/>
    </style:style>
    <style:style style:name="T27" style:family="text">
      <style:text-properties officeooo:rsid="0028147d"/>
    </style:style>
    <style:style style:name="T28" style:family="text">
      <style:text-properties officeooo:rsid="002c6c5b"/>
    </style:style>
    <style:style style:name="T29" style:family="text">
      <style:text-properties officeooo:rsid="002f8c1c"/>
    </style:style>
    <style:style style:name="T30" style:family="text">
      <style:text-properties officeooo:rsid="00301c7d"/>
    </style:style>
    <style:style style:name="T31" style:family="text">
      <style:text-properties officeooo:rsid="0030dfdf"/>
    </style:style>
    <style:style style:name="T32" style:family="text">
      <style:text-properties style:text-underline-style="solid" style:text-underline-width="auto" style:text-underline-color="font-color" officeooo:rsid="0032111d"/>
    </style:style>
    <style:style style:name="T33" style:family="text">
      <style:text-properties officeooo:rsid="0033593e"/>
    </style:style>
    <style:style style:name="T34" style:family="text">
      <style:text-properties officeooo:rsid="0034cb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a xlink:type="simple" xlink:href="https://www.youtube.com/watch?v=5rc7gkc2Chs&amp;list=PLTP3E5bPW796_icZanMqhdg7i0Cl7Y51F&amp;index=1" text:style-name="Internet_20_link" text:visited-style-name="Visited_20_Internet_20_Link">https://www.youtube.com/watch?v=5rc7gkc2Chs&amp;list=PLTP3E5bPW796_icZanMqhdg7i0Cl7Y51F&amp;index=1</text:a> ’</text:p>
      <text:p text:style-name="P1"/>
      <text:p text:style-name="P15">Node js :</text:p>
      <text:p text:style-name="P1"><text:tab/>It is an open source, cross platform js runtime environment. It runs on the V8 js engine, the core of chrome, outside of the browser. Node js app runs in a single process, without creating new thread for every request. It is event driven, non-blocking or async model to handle concurrent request with single thread.</text:p>
      <text:p text:style-name="P1"/>
      <text:p text:style-name="P2">Nodemon :</text:p>
      <text:p text:style-name="P1"><text:s/>npm i --save-dev nodemon<text:line-break/><text:tab/><text:span text:style-name="T1">this command is to install nodemon in the current project only. ‘-g’ instead of ‘—save-dev’ would install nodemon globally for all projects. ‘</text:span><text:span text:style-name="T2">nodemon’ is an useful package that watches or listens for all the changes in the project and runs it when we ‘npm start’.</text:span></text:p>
      <text:p text:style-name="P1"><text:tab/><text:span text:style-name="T2">To stop the node program, use ctrl + c on keybaord in terminal. But if you wanna do it programetically, gotta use a co</text:span><text:span text:style-name="T3">r</text:span><text:span text:style-name="T2">e module named ‘process’.</text:span></text:p>
      <text:p text:style-name="P1"><text:tab/><text:span text:style-name="T2">Example : process.exit(0) initial. If wanna close change the 0 to 1.</text:span></text:p>
      <text:p text:style-name="P1"/>
      <text:p text:style-name="P2">env variables :</text:p>
      <text:p text:style-name="P16"><text:tab/>environment is the context where app runs. And env variables are key-pair values tey are set in the environment context which is outside of our code. For example, API keys, PORT numbers we store them in env variables and later use them with ‘process’ module.</text:p>
      <text:p text:style-name="P16"><text:tab/>So we created .env file, we stored our keyvalue pairs for the variables there like NAME=FERDOUS. Then we installed dotenv by npm I dotenv. <text:span text:style-name="T4">Dotenv is a package to load .env files.</text:span></text:p>
      <text:p text:style-name="P16"><text:tab/>Then we cre<text:span text:style-name="T4">a</text:span>ted env.js file, where we added require(“dotenv”).config() so we can use the env variables in this file. Then logged out the values by using process and keys. Console.log(process.env.NAME).</text:p>
      <text:p text:style-name="P16"/>
      <text:p text:style-name="P3">REPL :</text:p>
      <text:p text:style-name="P3"><text:tab/><text:span text:style-name="T5">read, evaluate, print and loop. REPL is a command line for node. Its easy to just write code or do calculations in the command line with it. </text:span><text:span text:style-name="T6">In terminal write ‘node’ to open the node command line. </text:span><text:span text:style-name="T7">We can check object properties or global objects with it. Type global. Then hit TAB btn. It will show all the global objects.</text:span></text:p>
      <text:p text:style-name="P4"><text:span text:style-name="T7"><text:tab/></text:span><text:span text:style-name="T5">If we wanna do it programmatically, then we can craete a file named repl.js. Then in it, we store the repl module in a variable with require . Const repl = require(“repl”) </text:span><text:span text:style-name="T8">and repl.start()</text:span><text:span text:style-name="T5">. Then just run the file like node repl.js, it will start command line same way. But we can make cool by configuring the command line. <text:line-break/><text:tab/>We add in the file, const local = repl.start(“$”). Now if start the command line again, it will have $ in the beginning of every command line.</text:span></text:p>
      <text:p text:style-name="P4"><text:span text:style-name="T5"/></text:p>
      <text:p text:style-name="P17">** format variable **</text:p>
      <text:p text:style-name="P17">%s = string</text:p>
      <text:p text:style-name="P17">%d = number</text:p>
      <text:p text:style-name="P17">%i = integer</text:p>
      <text:p text:style-name="P17">%o = object</text:p>
      <text:p text:style-name="P5"><text:span text:style-name="T5"/></text:p>
      <text:p text:style-name="P17">console.log(“my name is %s and I am %d years old”, “ferdous”, 25)</text:p>
      <text:p text:style-name="P5"><text:span text:style-name="T5"/></text:p>
      <text:p text:style-name="P6"><text:soft-page-break/><text:span text:style-name="T5">** we can use ‘progress’ package to have a progress bar like for downloading and all to show in the terminal. </text:span><text:span text:style-name="T9">Add ‘chalk’ package to add colors in the bar s</text:span><text:span text:style-name="T5">**</text:span></text:p>
      <text:p text:style-name="P6"><text:span text:style-name="T5"/></text:p>
      <text:p text:style-name="P7">Inputs :</text:p>
      <text:p text:style-name="P7"><text:tab/><text:span text:style-name="T5">With ‘readline’ module, we can create and interface to get input from the user in command line and give output. Create a output.js file. Write these lines,</text:span></text:p>
      <text:p text:style-name="P18"><text:tab/>const readline = require(‘readline’)<text:tab/></text:p>
      <text:p text:style-name="P7"><text:span text:style-name="T5"><text:tab/></text:span><text:span text:style-name="T10">const rl = readline.createInterface({<text:tab/><text:tab/>// creating interface</text:span></text:p>
      <text:p text:style-name="P19"><text:tab/><text:tab/>input: process.stdin,</text:p>
      <text:p text:style-name="P19"><text:tab/><text:tab/>output: process.stdout</text:p>
      <text:p text:style-name="P19"><text:tab/>})</text:p>
      <text:p text:style-name="P19"><text:tab/>rl.question(‘what is your name??’, (name) =&gt; {</text:p>
      <text:p text:style-name="P19"><text:tab/><text:tab/>console.log(name)</text:p>
      <text:p text:style-name="P19"><text:tab/><text:tab/>rl.close()</text:p>
      <text:p text:style-name="P19"><text:tab/>}</text:p>
      <text:p text:style-name="P8"><text:span text:style-name="T5">// </text:span><text:span text:style-name="T11">we can use ‘prompt-sync’ package to replace the rl.question part. Do more research if needed.</text:span></text:p>
      <text:p text:style-name="P8"><text:span text:style-name="T11"/></text:p>
      <text:p text:style-name="P9"><text:span text:style-name="T25">N</text:span>PM :</text:p>
      <text:p text:style-name="P9"><text:tab/><text:span text:style-name="T5">Node Package Manager is used to manage packages for nodejs. Packages are bundles of pages and modules, modules are reusable piece of codes. Npm gives us the ability download packages and manipulate dependencies.</text:span></text:p>
      <text:p text:style-name="P9"><text:span text:style-name="T5"><text:tab/></text:span><text:span text:style-name="T12">Some most used npm commands :</text:span></text:p>
      <text:p text:style-name="P20"><text:tab/><text:tab/>npm init <text:s/>=&gt; to initialize a node project. Creates a package.json file which acts as a metadata file for our node project and manages all the dependencies, configurations and scripts</text:p>
      <text:p text:style-name="P20"><text:tab/><text:tab/>npm install =&gt; to install the packages</text:p>
      <text:p text:style-name="P20"><text:tab/><text:tab/>npm update =&gt; <text:s/>updates all the dependencies</text:p>
      <text:p text:style-name="P20"><text:tab/><text:tab/>npm run =&gt; to run the scripts in the package.json</text:p>
      <text:p text:style-name="P9"><text:span text:style-name="T12"><text:tab/><text:tab/></text:span><text:span text:style-name="T13">npm list =&gt; shows a list of all the packages we using or dependencies we have in <text:tab/><text:tab/><text:tab/><text:tab/>package.json</text:span></text:p>
      <text:p text:style-name="P9"><text:span text:style-name="T13"><text:tab/><text:tab/>npm view =&gt; </text:span><text:span text:style-name="T14">to check a package version</text:span></text:p>
      <text:p text:style-name="P21"><text:tab/><text:tab/>npm uninstall =&gt; to uninstall a packages<text:tab/></text:p>
      <text:p text:style-name="P21"><text:tab/><text:tab/>npm help =&gt; hor help info</text:p>
      <text:p text:style-name="P9"><text:span text:style-name="T14"/></text:p>
      <text:p text:style-name="P9"><text:span text:style-name="T14"><text:tab/></text:span><text:span text:style-name="T15">The executables are in the node_modules/.bin. An example of executables is, npx create-react-app.</text:span></text:p>
      <text:p text:style-name="P9"><text:span text:style-name="T15"><text:tab/></text:span><text:span text:style-name="T19">We can create a module and export the code from it to use it in our app with require keyword.</text:span></text:p>
      <text:p text:style-name="P22"><text:tab/>Example : const ford = {</text:p>
      <text:p text:style-name="P22"><text:s text:c="4"/><text:tab/><text:tab/><text:tab/>brand : "tesla",</text:p>
      <text:p text:style-name="P22"><text:s text:c="2"/><text:tab/><text:tab/><text:tab/>price : "2k"</text:p>
      <text:p text:style-name="P22"><text:tab/><text:tab/>}</text:p>
      <text:p text:style-name="P9"><text:span text:style-name="T19"/></text:p>
      <text:p text:style-name="P22"><text:tab/><text:tab/>module.exports = ford</text:p>
      <text:p text:style-name="P9"><text:span text:style-name="T19"/></text:p>
      <text:p text:style-name="P9"><text:span text:style-name="T19"><text:tab/></text:span><text:span text:style-name="T20">then with require, we load it in our app code. Const car = require(./&lt;ourmodulefilename&gt;)</text:span></text:p>
      <text:p text:style-name="P9"><text:span text:style-name="T15"/></text:p>
      <text:p text:style-name="P10"><text:span text:style-name="T26">E</text:span>xceptions </text:p>
      <text:p text:style-name="P10">Error obj :</text:p>
      <text:p text:style-name="P10"><text:tab/><text:span text:style-name="T5">we can use Error obj like cost error = new Error (“something went wrong”). </text:span><text:span text:style-name="T16">We can use throw new Error(“”) works too.</text:span></text:p>
      <text:p text:style-name="P10"><text:soft-page-break/><text:span text:style-name="T16"><text:tab/></text:span><text:span text:style-name="T17">We can also use try and catch to handle the error exceptions. </text:span><text:span text:style-name="T18">Example of promises when fetch.</text:span></text:p>
      <text:p text:style-name="P23"><text:tab/>Uncaught exception by using process.on() also used.</text:p>
      <text:p text:style-name="P23"/>
      <text:p text:style-name="P11">File-System &amp; Path :</text:p>
      <text:p text:style-name="P12"><text:tab/><text:span text:style-name="T22">with </text:span><text:span text:style-name="T23">the fileSystem ‘fs’</text:span><text:span text:style-name="T22"> , </text:span><text:span text:style-name="T23">we can use lots of methods like readFile(), writeFile(), appendFile() etc.</text:span></text:p>
      <text:p text:style-name="P12"><text:span text:style-name="T22"/></text:p>
      <text:p text:style-name="P12"><text:span text:style-name="T22"><text:tab/>W</text:span><text:span text:style-name="T21">ith the path module, we can manipulate the </text:span><text:span text:style-name="T22">file paths in the project</text:span><text:span text:style-name="T21">. Examples are, path.dirname(),path.basename(), __filename, path.join() etc.</text:span></text:p>
      <text:p text:style-name="P24"><text:tab/></text:p>
      <text:p text:style-name="P13"><text:span text:style-name="T27">A</text:span>sync | Non-blocking Programming :</text:p>
      <text:p text:style-name="P13"><text:span text:style-name="T5"><text:tab/></text:span><text:span text:style-name="T24">In this type of programming, if there are tasks that need more time like fetching data and they can pause the workflow, we handle them with call backs or promises, so that these more time func can be executed in the background while the program runs, I mean the task flow will will continue without pausing for something taking too long unlike blocking or sync programming.</text:span></text:p>
      <text:p text:style-name="P13"><text:span text:style-name="T24"/></text:p>
      <text:p text:style-name="P14"><text:span text:style-name="T28">C</text:span>allback functions <text:span text:style-name="T30">and callback-hell</text:span> :</text:p>
      <text:p text:style-name="P25"><text:tab/><text:span text:style-name="T29">callbacks are functions that are passed as an argument to another function and executed after the completion of that function. </text:span><text:span text:style-name="T30">Callback hell is a situation where a lot of callbacks are nested with each other deeply </text:span><text:span text:style-name="T34">as a chain</text:span><text:span text:style-name="T30"> that is hard to read and understand. Its mostly a lot of async operations that are dependent on each othe</text:span><text:span text:style-name="T31">r</text:span><text:span text:style-name="T30">.</text:span></text:p>
      <text:p text:style-name="P25"><text:tab/><text:span text:style-name="T32">Error handling in callbacks :</text:span></text:p>
      <text:p text:style-name="P26"><text:tab/><text:tab/><text:span text:style-name="T33">With node do ‘error first callback’. This means, when we pass a callback func to a function, we pass the error as first argument to our call back. Example: </text:span></text:p>
      <text:p text:style-name="P26"/>
      <text:p text:style-name="P26"><text:tab/><text:tab/>function task(cb) { <text:s text:c="9"/>// cb is the callback func</text:p>
      <text:p text:style-name="P26"><text:s text:c="4"/><text:tab/><text:tab/><text:tab/>setTimeout(() =&gt; {</text:p>
      <text:p text:style-name="P26"><text:s text:c="8"/><text:tab/><text:tab/><text:tab/><text:tab/>cb(null, "data") <text:s text:c="3"/>// first argument null means no error</text:p>
      <text:p text:style-name="P26"><text:s text:c="4"/><text:tab/><text:tab/><text:tab/>}, 0)</text:p>
      <text:p text:style-name="P26"><text:tab/><text:tab/>}</text:p>
      <text:p text:style-name="P26"><text:tab/><text:tab/>task((error, data) =&gt; { <text:s text:c="4"/>// error is the first argument for our cb func</text:p>
      <text:p text:style-name="P26"><text:s text:c="4"/><text:tab/><text:tab/><text:tab/>if (err) {</text:p>
      <text:p text:style-name="P26"><text:s text:c="8"/><text:tab/><text:tab/><text:tab/><text:tab/>throw err</text:p>
      <text:p text:style-name="P26"><text:s text:c="4"/><text:tab/><text:tab/><text:tab/><text:tab/>} else {</text:p>
      <text:p text:style-name="P26"><text:s text:c="8"/><text:tab/><text:tab/><text:tab/><text:tab/><text:tab/>console.log("data", data)</text:p>
      <text:p text:style-name="P26"><text:s text:c="4"/><text:tab/><text:tab/><text:tab/><text:tab/>}</text:p>
      <text:p text:style-name="P26"><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8:47:10.455798044</meta:creation-date>
    <meta:generator>LibreOffice/24.2.6.2$Linux_X86_64 LibreOffice_project/420$Build-2</meta:generator>
    <dc:date>2024-12-15T18:53:47.570744947</dc:date>
    <meta:editing-duration>PT18H32M41S</meta:editing-duration>
    <meta:editing-cycles>38</meta:editing-cycles>
    <meta:document-statistic meta:table-count="0" meta:image-count="0" meta:object-count="0" meta:page-count="3" meta:paragraph-count="79" meta:word-count="1046" meta:character-count="6181" meta:non-whitespace-character-count="5031"/>
  </office:meta>
</office:document-meta>
</file>